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204.01pt"/>
    </style:style>
    <style:style style:name="co4" style:family="table-column">
      <style:table-column-properties fo:break-before="auto" style:column-width="216.34pt"/>
    </style:style>
    <style:style style:name="co5" style:family="table-column">
      <style:table-column-properties fo:break-before="auto" style:column-width="198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22.09pt" svg:height="255.26pt" svg:x="97.11pt" svg:y="243.18pt">
            <draw:object draw:notify-on-update-of-ranges="Sheet1.A1:Sheet1.A1 Sheet1.A2:Sheet1.A15 Sheet1.B1:Sheet1.B1 Sheet1.B2:Sheet1.B15 Sheet1.C1:Sheet1.C1 Sheet1.C2:Sheet1.C15 Sheet1.D1:Sheet1.D1 Sheet1.D2:Sheet1.D15 Sheet1.E1:Sheet1.E1 Sheet1.E2:Sheet1.E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[no backoff]lock-free queue with pool"</text:p>
          </table:table-cell>
          <table:table-cell office:value-type="string" calcext:value-type="string">
            <text:p>[constant backoff]lock-free queue with pool"</text:p>
          </table:table-cell>
          <table:table-cell office:value-type="string" calcext:value-type="string">
            <text:p>[exponential backoff]lock-free queue with pool"</text:p>
          </table:table-cell>
          <table:table-cell office:value-type="string" calcext:value-type="string">
            <text:p>[random backoff]lock-free queue with pool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1700" calcext:value-type="float">
            <text:p>1921700</text:p>
          </table:table-cell>
          <table:table-cell office:value-type="float" office:value="6780950" calcext:value-type="float">
            <text:p>6780950</text:p>
          </table:table-cell>
          <table:table-cell office:value-type="float" office:value="6274900" calcext:value-type="float">
            <text:p>6274900</text:p>
          </table:table-cell>
          <table:table-cell office:value-type="float" office:value="6740910" calcext:value-type="float">
            <text:p>67409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7680" calcext:value-type="float">
            <text:p>1377680</text:p>
          </table:table-cell>
          <table:table-cell office:value-type="float" office:value="5001090" calcext:value-type="float">
            <text:p>5001090</text:p>
          </table:table-cell>
          <table:table-cell office:value-type="float" office:value="3892080" calcext:value-type="float">
            <text:p>3892080</text:p>
          </table:table-cell>
          <table:table-cell office:value-type="float" office:value="4677510" calcext:value-type="float">
            <text:p>46775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7450" calcext:value-type="float">
            <text:p>1827450</text:p>
          </table:table-cell>
          <table:table-cell office:value-type="float" office:value="4426990" calcext:value-type="float">
            <text:p>4426990</text:p>
          </table:table-cell>
          <table:table-cell office:value-type="float" office:value="4592890" calcext:value-type="float">
            <text:p>4592890</text:p>
          </table:table-cell>
          <table:table-cell office:value-type="float" office:value="4002490" calcext:value-type="float">
            <text:p>4002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5010" calcext:value-type="float">
            <text:p>2615010</text:p>
          </table:table-cell>
          <table:table-cell office:value-type="float" office:value="4030820" calcext:value-type="float">
            <text:p>4030820</text:p>
          </table:table-cell>
          <table:table-cell office:value-type="float" office:value="3672430" calcext:value-type="float">
            <text:p>3672430</text:p>
          </table:table-cell>
          <table:table-cell office:value-type="float" office:value="3676470" calcext:value-type="float">
            <text:p>36764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77400" calcext:value-type="float">
            <text:p>2877400</text:p>
          </table:table-cell>
          <table:table-cell office:value-type="float" office:value="3702590" calcext:value-type="float">
            <text:p>3702590</text:p>
          </table:table-cell>
          <table:table-cell office:value-type="float" office:value="3781360" calcext:value-type="float">
            <text:p>3781360</text:p>
          </table:table-cell>
          <table:table-cell office:value-type="float" office:value="3458320" calcext:value-type="float">
            <text:p>34583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75760" calcext:value-type="float">
            <text:p>2775760</text:p>
          </table:table-cell>
          <table:table-cell office:value-type="float" office:value="3520380" calcext:value-type="float">
            <text:p>3520380</text:p>
          </table:table-cell>
          <table:table-cell office:value-type="float" office:value="3958990" calcext:value-type="float">
            <text:p>3958990</text:p>
          </table:table-cell>
          <table:table-cell office:value-type="float" office:value="3068470" calcext:value-type="float">
            <text:p>30684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95990" calcext:value-type="float">
            <text:p>2795990</text:p>
          </table:table-cell>
          <table:table-cell office:value-type="float" office:value="3501000" calcext:value-type="float">
            <text:p>3501000</text:p>
          </table:table-cell>
          <table:table-cell office:value-type="float" office:value="3755280" calcext:value-type="float">
            <text:p>3755280</text:p>
          </table:table-cell>
          <table:table-cell office:value-type="float" office:value="3117220" calcext:value-type="float">
            <text:p>3117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05580" calcext:value-type="float">
            <text:p>2605580</text:p>
          </table:table-cell>
          <table:table-cell office:value-type="float" office:value="3359780" calcext:value-type="float">
            <text:p>3359780</text:p>
          </table:table-cell>
          <table:table-cell office:value-type="float" office:value="3800910" calcext:value-type="float">
            <text:p>3800910</text:p>
          </table:table-cell>
          <table:table-cell office:value-type="float" office:value="3115340" calcext:value-type="float">
            <text:p>31153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110" calcext:value-type="float">
            <text:p>2750110</text:p>
          </table:table-cell>
          <table:table-cell office:value-type="float" office:value="3116010" calcext:value-type="float">
            <text:p>3116010</text:p>
          </table:table-cell>
          <table:table-cell office:value-type="float" office:value="3763540" calcext:value-type="float">
            <text:p>3763540</text:p>
          </table:table-cell>
          <table:table-cell office:value-type="float" office:value="3313710" calcext:value-type="float">
            <text:p>33137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75530" calcext:value-type="float">
            <text:p>2675530</text:p>
          </table:table-cell>
          <table:table-cell office:value-type="float" office:value="3016410" calcext:value-type="float">
            <text:p>3016410</text:p>
          </table:table-cell>
          <table:table-cell office:value-type="float" office:value="3861670" calcext:value-type="float">
            <text:p>3861670</text:p>
          </table:table-cell>
          <table:table-cell office:value-type="float" office:value="3115370" calcext:value-type="float">
            <text:p>31153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61020" calcext:value-type="float">
            <text:p>2661020</text:p>
          </table:table-cell>
          <table:table-cell office:value-type="float" office:value="2930660" calcext:value-type="float">
            <text:p>2930660</text:p>
          </table:table-cell>
          <table:table-cell office:value-type="float" office:value="3817470" calcext:value-type="float">
            <text:p>3817470</text:p>
          </table:table-cell>
          <table:table-cell office:value-type="float" office:value="3203770" calcext:value-type="float">
            <text:p>32037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90070" calcext:value-type="float">
            <text:p>2690070</text:p>
          </table:table-cell>
          <table:table-cell office:value-type="float" office:value="2703170" calcext:value-type="float">
            <text:p>2703170</text:p>
          </table:table-cell>
          <table:table-cell office:value-type="float" office:value="3476970" calcext:value-type="float">
            <text:p>3476970</text:p>
          </table:table-cell>
          <table:table-cell office:value-type="float" office:value="3151430" calcext:value-type="float">
            <text:p>31514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86020" calcext:value-type="float">
            <text:p>2586020</text:p>
          </table:table-cell>
          <table:table-cell office:value-type="float" office:value="2760820" calcext:value-type="float">
            <text:p>2760820</text:p>
          </table:table-cell>
          <table:table-cell office:value-type="float" office:value="3663040" calcext:value-type="float">
            <text:p>3663040</text:p>
          </table:table-cell>
          <table:table-cell office:value-type="float" office:value="3198270" calcext:value-type="float">
            <text:p>31982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98230" calcext:value-type="float">
            <text:p>2598230</text:p>
          </table:table-cell>
          <table:table-cell office:value-type="float" office:value="2824630" calcext:value-type="float">
            <text:p>2824630</text:p>
          </table:table-cell>
          <table:table-cell office:value-type="float" office:value="3635200" calcext:value-type="float">
            <text:p>3635200</text:p>
          </table:table-cell>
          <table:table-cell office:value-type="float" office:value="3419330" calcext:value-type="float">
            <text:p>3419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7:09:17.402977017</dc:date>
    <meta:editing-duration>PT1M42S</meta:editing-duration>
    <meta:editing-cycles>1</meta:editing-cycles>
    <meta:document-statistic meta:table-count="1" meta:cell-count="7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19cm" svg:height="9.006cm" xlink:href=".." xlink:type="simple" chart:class="chart:line" chart:style-name="ch1">
        <chart:legend chart:legend-position="end" svg:x="11.969cm" svg:y="2.414cm" style:legend-expansion="high" chart:style-name="ch2"/>
        <chart:plot-area chart:style-name="ch3" table:cell-range-address="Sheet1.A1:Sheet1.E15" chart:data-source-has-labels="row" svg:x="0.507cm" svg:y="0.126cm" svg:width="10.694cm" svg:height="8.645cm">
          <chartooo:coordinate-region svg:x="2.054cm" svg:y="0.325cm" svg:width="8.9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5" chart:label-cell-address="Sheet1.A1:Sheet1.A1" chart:class="chart:line">
            <chart:data-point chart:repeated="14"/>
          </chart:series>
          <chart:series chart:style-name="ch7" chart:values-cell-range-address="Sheet1.B2:Sheet1.B15" chart:label-cell-address="Sheet1.B1:Sheet1.B1" chart:class="chart:line">
            <chart:data-point chart:repeated="14"/>
          </chart:series>
          <chart:series chart:style-name="ch8" chart:values-cell-range-address="Sheet1.C2:Sheet1.C15" chart:label-cell-address="Sheet1.C1:Sheet1.C1" chart:class="chart:line">
            <chart:data-point chart:repeated="14"/>
          </chart:series>
          <chart:series chart:style-name="ch9" chart:values-cell-range-address="Sheet1.D2:Sheet1.D15" chart:label-cell-address="Sheet1.D1:Sheet1.D1" chart:class="chart:line">
            <chart:data-point chart:repeated="14"/>
          </chart:series>
          <chart:series chart:style-name="ch10" chart:values-cell-range-address="Sheet1.E2:Sheet1.E15" chart:label-cell-address="Sheet1.E1:Sheet1.E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Sheet1.A1:Sheet1.A1</svg:desc>
                </draw:g>
              </table:table-cell>
              <table:table-cell office:value-type="string">
                <text:p>[no backoff]lock-free queue with pool"</text:p>
                <draw:g>
                  <svg:desc>Sheet1.B1:Sheet1.B1</svg:desc>
                </draw:g>
              </table:table-cell>
              <table:table-cell office:value-type="string">
                <text:p>[constant backoff]lock-free queue with pool"</text:p>
                <draw:g>
                  <svg:desc>Sheet1.C1:Sheet1.C1</svg:desc>
                </draw:g>
              </table:table-cell>
              <table:table-cell office:value-type="string">
                <text:p>[exponential backoff]lock-free queue with pool"</text:p>
                <draw:g>
                  <svg:desc>Sheet1.D1:Sheet1.D1</svg:desc>
                </draw:g>
              </table:table-cell>
              <table:table-cell office:value-type="string">
                <text:p>[random backoff]lock-free queue with pool"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5</svg:desc>
                </draw:g>
              </table:table-cell>
              <table:table-cell office:value-type="float" office:value="1921700">
                <text:p>1921700</text:p>
                <draw:g>
                  <svg:desc>Sheet1.B2:Sheet1.B15</svg:desc>
                </draw:g>
              </table:table-cell>
              <table:table-cell office:value-type="float" office:value="6780950">
                <text:p>6780950</text:p>
                <draw:g>
                  <svg:desc>Sheet1.C2:Sheet1.C15</svg:desc>
                </draw:g>
              </table:table-cell>
              <table:table-cell office:value-type="float" office:value="6274900">
                <text:p>6274900</text:p>
                <draw:g>
                  <svg:desc>Sheet1.D2:Sheet1.D15</svg:desc>
                </draw:g>
              </table:table-cell>
              <table:table-cell office:value-type="float" office:value="6740910">
                <text:p>6740910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77680">
                <text:p>1377680</text:p>
              </table:table-cell>
              <table:table-cell office:value-type="float" office:value="5001090">
                <text:p>5001090</text:p>
              </table:table-cell>
              <table:table-cell office:value-type="float" office:value="3892080">
                <text:p>3892080</text:p>
              </table:table-cell>
              <table:table-cell office:value-type="float" office:value="4677510">
                <text:p>46775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27450">
                <text:p>1827450</text:p>
              </table:table-cell>
              <table:table-cell office:value-type="float" office:value="4426990">
                <text:p>4426990</text:p>
              </table:table-cell>
              <table:table-cell office:value-type="float" office:value="4592890">
                <text:p>4592890</text:p>
              </table:table-cell>
              <table:table-cell office:value-type="float" office:value="4002490">
                <text:p>40024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15010">
                <text:p>2615010</text:p>
              </table:table-cell>
              <table:table-cell office:value-type="float" office:value="4030820">
                <text:p>4030820</text:p>
              </table:table-cell>
              <table:table-cell office:value-type="float" office:value="3672430">
                <text:p>3672430</text:p>
              </table:table-cell>
              <table:table-cell office:value-type="float" office:value="3676470">
                <text:p>36764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877400">
                <text:p>2877400</text:p>
              </table:table-cell>
              <table:table-cell office:value-type="float" office:value="3702590">
                <text:p>3702590</text:p>
              </table:table-cell>
              <table:table-cell office:value-type="float" office:value="3781360">
                <text:p>3781360</text:p>
              </table:table-cell>
              <table:table-cell office:value-type="float" office:value="3458320">
                <text:p>34583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775760">
                <text:p>2775760</text:p>
              </table:table-cell>
              <table:table-cell office:value-type="float" office:value="3520380">
                <text:p>3520380</text:p>
              </table:table-cell>
              <table:table-cell office:value-type="float" office:value="3958990">
                <text:p>3958990</text:p>
              </table:table-cell>
              <table:table-cell office:value-type="float" office:value="3068470">
                <text:p>30684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795990">
                <text:p>2795990</text:p>
              </table:table-cell>
              <table:table-cell office:value-type="float" office:value="3501000">
                <text:p>3501000</text:p>
              </table:table-cell>
              <table:table-cell office:value-type="float" office:value="3755280">
                <text:p>3755280</text:p>
              </table:table-cell>
              <table:table-cell office:value-type="float" office:value="3117220">
                <text:p>3117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605580">
                <text:p>2605580</text:p>
              </table:table-cell>
              <table:table-cell office:value-type="float" office:value="3359780">
                <text:p>3359780</text:p>
              </table:table-cell>
              <table:table-cell office:value-type="float" office:value="3800910">
                <text:p>3800910</text:p>
              </table:table-cell>
              <table:table-cell office:value-type="float" office:value="3115340">
                <text:p>31153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2750110">
                <text:p>2750110</text:p>
              </table:table-cell>
              <table:table-cell office:value-type="float" office:value="3116010">
                <text:p>3116010</text:p>
              </table:table-cell>
              <table:table-cell office:value-type="float" office:value="3763540">
                <text:p>3763540</text:p>
              </table:table-cell>
              <table:table-cell office:value-type="float" office:value="3313710">
                <text:p>3313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675530">
                <text:p>2675530</text:p>
              </table:table-cell>
              <table:table-cell office:value-type="float" office:value="3016410">
                <text:p>3016410</text:p>
              </table:table-cell>
              <table:table-cell office:value-type="float" office:value="3861670">
                <text:p>3861670</text:p>
              </table:table-cell>
              <table:table-cell office:value-type="float" office:value="3115370">
                <text:p>3115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661020">
                <text:p>2661020</text:p>
              </table:table-cell>
              <table:table-cell office:value-type="float" office:value="2930660">
                <text:p>2930660</text:p>
              </table:table-cell>
              <table:table-cell office:value-type="float" office:value="3817470">
                <text:p>3817470</text:p>
              </table:table-cell>
              <table:table-cell office:value-type="float" office:value="3203770">
                <text:p>32037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690070">
                <text:p>2690070</text:p>
              </table:table-cell>
              <table:table-cell office:value-type="float" office:value="2703170">
                <text:p>2703170</text:p>
              </table:table-cell>
              <table:table-cell office:value-type="float" office:value="3476970">
                <text:p>3476970</text:p>
              </table:table-cell>
              <table:table-cell office:value-type="float" office:value="3151430">
                <text:p>31514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586020">
                <text:p>2586020</text:p>
              </table:table-cell>
              <table:table-cell office:value-type="float" office:value="2760820">
                <text:p>2760820</text:p>
              </table:table-cell>
              <table:table-cell office:value-type="float" office:value="3663040">
                <text:p>3663040</text:p>
              </table:table-cell>
              <table:table-cell office:value-type="float" office:value="3198270">
                <text:p>3198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598230">
                <text:p>2598230</text:p>
              </table:table-cell>
              <table:table-cell office:value-type="float" office:value="2824630">
                <text:p>2824630</text:p>
              </table:table-cell>
              <table:table-cell office:value-type="float" office:value="3635200">
                <text:p>3635200</text:p>
              </table:table-cell>
              <table:table-cell office:value-type="float" office:value="3419330">
                <text:p>3419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